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3"/>
    <style:style style:name="P3" style:family="paragraph" style:parent-style-name="Text_20_body" style:list-style-name="L5"/>
    <style:style style:name="P4" style:family="paragraph" style:parent-style-name="Text_20_body" style:list-style-name="L1">
      <style:paragraph-properties fo:margin-top="0in" fo:margin-bottom="0in" loext:contextual-spacing="false"/>
    </style:style>
    <style:style style:name="P5" style:family="paragraph" style:parent-style-name="Text_20_body" style:list-style-name="L2">
      <style:paragraph-properties fo:margin-top="0in" fo:margin-bottom="0in" loext:contextual-spacing="false"/>
    </style:style>
    <style:style style:name="P6" style:family="paragraph" style:parent-style-name="Text_20_body" style:list-style-name="L4">
      <style:paragraph-properties fo:margin-top="0in" fo:margin-bottom="0in" loext:contextual-spacing="fals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text-position="sub 58%"/>
    </style:style>
    <style:style style:name="T4" style:family="text">
      <style:text-properties fo:font-style="italic" style:font-style-asian="italic" style:font-style-complex="italic"/>
    </style:style>
    <style:style style:name="T5" style:family="text">
      <style:text-properties officeooo:rsid="0017882a"/>
    </style:style>
    <text:list-style style:name="L1">
      <text:list-level-style-number text:level="1" text:style-name="Numbering_20_Symbols" style:num-prefix="(" style:num-suffix=")" style:num-format="1" text:start-value="2">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text:start-value="3">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1" text:start-value="4">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a" text:start-value="2">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bstract</text:h>
      <text:p text:style-name="First_20_paragraph">Ion homeostasis regulates many physiological processes in the living cell. Intracellular chloride concentration determines not only the membrane potential of quiescent cells, but also dynamic voltage changes during network activity, modulating neuronal action potential. Combining a long Stokes shift red fluorescent protein with a GFP variant that is highly sensitive to both pH and chloride, we developed LSSmClopHensor, an optimized genetically encoded fluorescent biosensor for the simultaneous imaging of protons and chloride in live cells and mouse brain tissue slices. Chloride ratio measurements require a single 458-nm excitation wavelength in the condition of stable pH. LSSmClopHensor allowed us to monitor the dynamic changes of intracellular chloride concentration during seizure like discharges in neocortical brain slices and to measure a very narrow distribution of chloride concentration peaked at about 8 mM in neuronal cells, where the resting potential is tightly controlled. We thus proved that LSSmClopHensor is a versatile tool for the study of chloride and protons fluxes.</text:p>
      <text:h text:style-name="Heading_20_1" text:outline-level="1">Introduction</text:h>
      <text:p text:style-name="First_20_paragraph">Electrochemical proton gradients represent a ubiquitous source of energy in live cells. Chloride, the most abundant anion in organism, tightly controls pH within the cell compartments by shunting the effects of proton charge accumulation on membrane potential [@Faundez2004; @Hartzell2013; @Wolosker1996].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200%" fo:text-align="justify" style:justify-single-word="false" style:page-number="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text-indent="0.2598in"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799in" fo:margin-bottom="0.9799in" fo:margin-left="0.9799in" fo:margin-right="0.97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draw:fill="none"/>
      </style:footer-style>
    </style:page-layout>
  </office:automatic-styles>
  <office:master-styles>
    <style:master-page style:name="Standard" style:page-layout-name="Mpm1">
      <style:footer>
        <text:p text:style-name="MP1"><text:title/><text:tab/><text:tab/><text:page-number text:select-page="current">1</text:page-number>/<text:page-count>2</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5-11-05T14:25:57.946936967</dc:date>
    <dc:creator>Daniele Arosio</dc:creator>
    <meta:editing-duration>PT7M58S</meta:editing-duration>
    <meta:editing-cycles>1</meta:editing-cycles>
    <meta:document-statistic meta:table-count="0" meta:image-count="0" meta:object-count="0" meta:page-count="2" meta:paragraph-count="5" meta:word-count="200" meta:character-count="1429" meta:non-whitespace-character-count="1230"/>
    <meta:generator>LibreOffice/4.4.5.2$Linux_X86_64 LibreOffice_project/40m0$Build-2</meta:generator>
  </office:meta>
</office:document-meta>
</file>